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296cm" style:rel-column-width="7538*"/>
    </style:style>
    <style:style style:name="Tableau1.B" style:family="table-column">
      <style:table-column-properties style:column-width="3.704cm" style:rel-column-width="21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5725" officeooo:paragraph-rsid="00105725"/>
    </style:style>
    <style:style style:name="P2" style:family="paragraph" style:parent-style-name="Standard">
      <style:paragraph-properties fo:text-align="start" style:justify-single-word="false"/>
      <style:text-properties officeooo:rsid="00105725" officeooo:paragraph-rsid="00105725"/>
    </style:style>
    <style:style style:name="P3" style:family="paragraph" style:parent-style-name="Standard">
      <style:paragraph-properties fo:text-align="center" style:justify-single-word="false"/>
      <style:text-properties fo:font-size="15pt" officeooo:rsid="00105725" officeooo:paragraph-rsid="0010572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rsid="0010ed0c" officeooo:paragraph-rsid="0010ed0c"/>
    </style:style>
    <style:style style:name="P5" style:family="paragraph" style:parent-style-name="Standard">
      <style:paragraph-properties fo:text-align="start" style:justify-single-word="false"/>
      <style:text-properties officeooo:rsid="0010ed0c" officeooo:paragraph-rsid="0012a80c"/>
    </style:style>
    <style:style style:name="P6" style:family="paragraph" style:parent-style-name="Standard">
      <style:paragraph-properties fo:text-align="start" style:justify-single-word="false"/>
      <style:text-properties officeooo:rsid="0010ed0c" officeooo:paragraph-rsid="0014032a"/>
    </style:style>
    <style:style style:name="P7" style:family="paragraph" style:parent-style-name="Standard">
      <style:paragraph-properties fo:text-align="start" style:justify-single-word="false"/>
      <style:text-properties officeooo:rsid="0012a80c" officeooo:paragraph-rsid="0012a80c"/>
    </style:style>
    <style:style style:name="P8" style:family="paragraph" style:parent-style-name="Standard">
      <style:paragraph-properties fo:text-align="start" style:justify-single-word="false"/>
      <style:text-properties officeooo:rsid="0012a80c" officeooo:paragraph-rsid="0014032a"/>
    </style:style>
    <style:style style:name="P9" style:family="paragraph" style:parent-style-name="Table_20_Contents">
      <style:paragraph-properties fo:text-align="center" style:justify-single-word="false"/>
      <style:text-properties officeooo:rsid="00105725" officeooo:paragraph-rsid="00105725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05725" officeooo:paragraph-rsid="00105725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05725" officeooo:paragraph-rsid="00105725" style:font-weight-asian="normal" style:font-weight-complex="normal"/>
    </style:style>
    <style:style style:name="T1" style:family="text">
      <style:text-properties officeooo:rsid="0012a8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80c" style:font-weight-asian="bold" style:font-weight-complex="bold"/>
    </style:style>
    <style:style style:name="T4" style:family="text">
      <style:text-properties fo:font-weight="bold" officeooo:rsid="0014032a" style:font-weight-asian="bold" style:font-weight-complex="bold"/>
    </style:style>
    <style:style style:name="T5" style:family="text">
      <style:text-properties officeooo:rsid="0014032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cklog au 9 janvier 2017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Elément<text:span text:style-name="T1">s</text:span> de backlog</text:p>
          </table:table-cell>
          <table:table-cell table:style-name="Tableau1.B1" office:value-type="string">
            <text:p text:style-name="P10">Estimation (h)</text:p>
          </table:table-cell>
        </table:table-row>
        <table:table-row>
          <table:table-cell table:style-name="Tableau1.A2" office:value-type="string">
            <text:p text:style-name="P11">Développement d’un agent sans données simple</text:p>
          </table:table-cell>
          <table:table-cell table:style-name="Tableau1.B2" office:value-type="string">
            <text:p text:style-name="P9">20</text:p>
          </table:table-cell>
        </table:table-row>
        <table:table-row>
          <table:table-cell table:style-name="Tableau1.A2" office:value-type="string">
            <text:p text:style-name="P11">Ajout des données à superviser</text:p>
          </table:table-cell>
          <table:table-cell table:style-name="Tableau1.B2" office:value-type="string">
            <text:p text:style-name="P9">40</text:p>
          </table:table-cell>
        </table:table-row>
        <table:table-row>
          <table:table-cell table:style-name="Tableau1.A2" office:value-type="string">
            <text:p text:style-name="P11">Développement de l’interface de débogage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Ajout de la fonction d’émission de TRAP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Phase de tests / optimisation / documentation</text:p>
          </table:table-cell>
          <table:table-cell table:style-name="Tableau1.B2" office:value-type="string">
            <text:p text:style-name="P9">3<text:span text:style-name="T5">2</text:span></text:p>
          </table:table-cell>
        </table:table-row>
        <table:table-row>
          <table:table-cell table:style-name="Tableau1.A2" office:value-type="string">
            <text:p text:style-name="P11">TOTAL</text:p>
          </table:table-cell>
          <table:table-cell table:style-name="Tableau1.B7" office:value-type="float" office:value="112">
            <text:p text:style-name="P9">11<text:span text:style-name="T5">2</text:span></text:p>
          </table:table-cell>
        </table:table-row>
      </table:table>
      <text:p text:style-name="P2"/>
      <text:p text:style-name="P2">7h par jour * 4 personnes = 28h * 5 jours = 140heures au total</text:p>
      <text:p text:style-name="P2"/>
      <text:p text:style-name="P4">Détails des stories</text:p>
      <text:p text:style-name="P4"/>
      <text:p text:style-name="P5">Développement d’un agent sans données simple : <text:span text:style-name="T3">(20h)</text:span></text:p>
      <text:p text:style-name="P4">- Intégrer la librairie SNMP4J au projet Android <text:span text:style-name="T3">(7h)</text:span></text:p>
      <text:p text:style-name="P5">- Adapter la librairie à nos besoins <text:span text:style-name="T3">(10h)</text:span></text:p>
      <text:p text:style-name="P5">- Suivre le protocole pour créer un agent SNMP sans données (recevoir des demandes, émettre des réponses statiques). <text:span text:style-name="T3">(3h)</text:span></text:p>
      <text:p text:style-name="P4"/>
      <text:p text:style-name="P5">Ajout des données à superviser : <text:span text:style-name="T3">(40h)</text:span></text:p>
      <text:p text:style-name="P5">- Lister les données à superviser <text:span text:style-name="T3">(4h)</text:span></text:p>
      <text:p text:style-name="P5">- Créer de stocker une MIB <text:span text:style-name="T3">(30h)</text:span></text:p>
      <text:p text:style-name="P5">- Mettre à jour la MIB <text:span text:style-name="T3">(6h)</text:span></text:p>
      <text:p text:style-name="P4"/>
      <text:p text:style-name="P5">Développement de l’interface de débogage : <text:span text:style-name="T3">(10h)</text:span></text:p>
      <text:p text:style-name="P6">- Créer une activité qui liste et affiche les processus <text:span text:style-name="T3">(3h)</text:span></text:p>
      <text:p text:style-name="P6">- Créer une activité qui va lister et afficher les échanges SNMP sur le réseau <text:span text:style-name="T3">(</text:span><text:span text:style-name="T4">4</text:span><text:span text:style-name="T3">h)</text:span></text:p>
      <text:p text:style-name="P6">- Créer une activité qui va afficher le contenu de notre MIB <text:span text:style-name="T3">(3h)</text:span></text:p>
      <text:p text:style-name="P4"/>
      <text:p text:style-name="P5">Ajout de la fonction d’émission de TRAP : <text:span text:style-name="T3">(10h)</text:span></text:p>
      <text:p text:style-name="P6">- <text:span text:style-name="T1">Listes les données à surveiller </text:span><text:span text:style-name="T3">(</text:span><text:span text:style-name="T4">3</text:span><text:span text:style-name="T3">h)</text:span></text:p>
      <text:p text:style-name="P6">- Ajouter à l’application la fonctionnalité de la librairie SNMP4J pour l’émission de trap <text:span text:style-name="T3">(</text:span><text:span text:style-name="T4">4</text:span><text:span text:style-name="T3">h)</text:span></text:p>
      <text:p text:style-name="P6">- Créer le processus qui <text:span text:style-name="T1">parcours les informations monitorées dans la MIB pour émettre des TRAP en cas d’erreur. </text:span><text:span text:style-name="T3">(3h)</text:span></text:p>
      <text:p text:style-name="P4"/>
      <text:p text:style-name="P7">Phase de tests / optimisation / documentation : <text:span text:style-name="T2">(3</text:span><text:span text:style-name="T4">2</text:span><text:span text:style-name="T2">h)</text:span></text:p>
      <text:p text:style-name="P8">- Créer et utiliser des jeux de test pour les différentes fonctionnalités du service Android <text:span text:style-name="T2">(</text:span><text:span text:style-name="T4">10</text:span><text:span text:style-name="T2">h)</text:span></text:p>
      <text:p text:style-name="P8">- Vérifier <text:span text:style-name="T5">et corriger l’application pour qu’elle soit</text:span> optimisée pour les machines les moins puissantes <text:span text:style-name="T2">(</text:span><text:span text:style-name="T4">10</text:span><text:span text:style-name="T2">h)</text:span></text:p>
      <text:p text:style-name="P8">- Trouver une méthode d’installation qui permet à l’application de se lancer en tâche de fond au démarrage. <text:span text:style-name="T2">(</text:span><text:span text:style-name="T4">2</text:span><text:span text:style-name="T2">h)</text:span></text:p>
      <text:p text:style-name="P8">- Ecrire la documentation utilisateur <text:span text:style-name="T2">(</text:span><text:span text:style-name="T4">5</text:span><text:span text:style-name="T2">h)</text:span></text:p>
      <text:p text:style-name="P8">- Ecrire la documentation développeur <text:span text:style-name="T2">(</text:span><text:span text:style-name="T4">5</text:span><text:span text:style-name="T2">h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42:31.303850290</meta:creation-date>
    <dc:date>2017-01-09T10:18:10.879620739</dc:date>
    <meta:editing-duration>PT4M27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1" meta:paragraph-count="39" meta:word-count="307" meta:character-count="1767" meta:non-whitespace-character-count="1499"/>
  </office:meta>
</office:document-meta>
</file>